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optimised reference" table:style-name="ta1">
        <table:shapes>
          <draw:frame draw:z-index="0" draw:style-name="gr1" draw:text-style-name="P1" svg:width="159.85mm" svg:height="90.05mm" svg:x="26.97mm" svg:y="109.16mm">
            <draw:object draw:notify-on-update-of-ranges="'Unoptimised reference'.B4:'Unoptimised reference'.B4 'Unoptimised reference'.C4:'Unoptimised reference'.I4 'Unoptimised reference'.B5:'Unoptimised reference'.B5 'Unoptimised reference'.C5:'Unoptimised reference'.I5 'Unoptimised reference'.C4:'Unoptimised reference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271.28mm" svg:y="107.31mm">
            <draw:object draw:notify-on-update-of-ranges="'Unoptimised reference'.B7:'Unoptimised reference'.B7 'Unoptimised reference'.C7:'Unoptimised reference'.J7 'Unoptimised reference'.B8:'Unoptimised reference'.B8 'Unoptimised reference'.C8:'Unoptimised reference'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</table:table>
      <table:table table:name="Optimised reference" table:style-name="ta1">
        <table:shapes>
          <draw:frame draw:z-index="0" draw:style-name="gr1" draw:text-style-name="P1" svg:width="160.14mm" svg:height="90.05mm" svg:x="27.24mm" svg:y="60.29mm">
            <draw:object draw:notify-on-update-of-ranges="'Optimised reference'.B3:'Optimised reference'.B3 'Optimised reference'.C3:'Optimised reference'.I3 'Optimised reference'.B4:'Optimised reference'.B4 'Optimised reference'.C4:'Optimised reference'.I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14mm" svg:height="90.04mm" svg:x="219.03mm" svg:y="62.95mm">
            <draw:object draw:notify-on-update-of-ranges="'Optimised reference'.B6:'Optimised reference'.B6 'Optimised reference'.C6:'Optimised reference'.J6 'Optimised reference'.B7:'Optimised reference'.B7 'Optimised reference'.C7:'Optimised reference'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" calcext:value-type="float">
            <text:p>0.13</text:p>
          </table:table-cell>
          <table:table-cell office:value-type="float" office:value="0.649" calcext:value-type="float">
            <text:p>0.649</text:p>
          </table:table-cell>
          <table:table-cell office:value-type="float" office:value="1.265" calcext:value-type="float">
            <text:p>1.265</text:p>
          </table:table-cell>
          <table:table-cell office:value-type="float" office:value="6.052" calcext:value-type="float">
            <text:p>6.052</text:p>
          </table:table-cell>
          <table:table-cell office:value-type="float" office:value="12.021" calcext:value-type="float">
            <text:p>12.02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76" calcext:value-type="float">
            <text:p>0.0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663" calcext:value-type="float">
            <text:p>1.663</text:p>
          </table:table-cell>
          <table:table-cell office:value-type="float" office:value="2.446" calcext:value-type="float">
            <text:p>2.446</text:p>
          </table:table-cell>
          <table:table-cell office:value-type="float" office:value="3.415" calcext:value-type="float">
            <text:p>3.415</text:p>
          </table:table-cell>
          <table:table-cell office:value-type="float" office:value="4.443" calcext:value-type="float">
            <text:p>4.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02:55.890808248</meta:creation-date>
    <meta:generator>LibreOffice/6.0.7.3$Linux_X86_64 LibreOffice_project/00m0$Build-3</meta:generator>
    <dc:date>2019-01-23T22:44:49.108310831</dc:date>
    <meta:editing-duration>PT57M47S</meta:editing-duration>
    <meta:editing-cycles>2</meta:editing-cycles>
    <meta:document-statistic meta:table-count="2" meta:cell-count="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row-mapping="0" chart:style-name="ch1">
        <chart:title svg:x="5.714cm" svg:y="0.316cm" chart:style-name="ch2">
          <text:p>max_iter_versus_time</text:p>
        </chart:title>
        <chart:legend chart:legend-position="end" svg:x="12.34cm" svg:y="4.204cm" style:legend-expansion="high" chart:style-name="ch3"/>
        <chart:plot-area chart:style-name="ch4" table:cell-range-address="'Unoptimised reference'.B4:'Unoptimised reference'.I5" chart:data-source-has-labels="both" svg:x="1.33cm" svg:y="1.275cm" svg:width="10.691cm" svg:height="6.57cm">
          <chartooo:coordinate-region svg:x="1.951cm" svg:y="1.474cm" svg:width="9.421cm" svg:height="5.724cm"/>
          <chart:axis chart:dimension="x" chart:name="primary-x" chart:style-name="ch5" chartooo:axis-type="auto">
            <chart:title svg:x="5.612cm" svg:y="8.025cm" chart:style-name="ch6">
              <text:p>Max iterations</text:p>
            </chart:title>
            <chart:categories table:cell-range-address="'Unoptimised reference'.C4:'Unoptimised reference'.I4"/>
          </chart:axis>
          <chart:axis chart:dimension="y" chart:name="primary-y" chart:style-name="ch5">
            <chart:title svg:x="0.451cm" svg:y="5.226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5:'Unoptimised reference'.I5" chart:label-cell-address="'Unoptimised reference'.B5:'Unoptimised reference'.B5" chart:class="chart:scatter">
            <chart:domain table:cell-range-address="'Unoptimised reference'.C4:'Unoptimised reference'.I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5:'Unoptimised reference'.B5</svg:desc>
                </draw:g>
              </table:table-cell>
              <table:table-cell office:value-type="float" office:value="0.002">
                <text:p>0.002</text:p>
                <draw:g>
                  <svg:desc>'Unoptimised reference'.C5:'Un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title svg:x="5.582cm" svg:y="0.316cm" chart:style-name="ch2">
          <text:p>dimension_versus_time</text:p>
        </chart:title>
        <chart:legend chart:legend-position="end" svg:x="12.368cm" svg:y="4.203cm" style:legend-expansion="high" chart:style-name="ch3"/>
        <chart:plot-area chart:style-name="ch4" table:cell-range-address="'Unoptimised reference'.B7:'Unoptimised reference'.J8" chart:data-source-has-labels="column" svg:x="1.331cm" svg:y="1.275cm" svg:width="10.717cm" svg:height="6.569cm">
          <chartooo:coordinate-region svg:x="1.767cm" svg:y="1.474cm" svg:width="9.909cm" svg:height="5.723cm"/>
          <chart:axis chart:dimension="x" chart:name="primary-x" chart:style-name="ch5">
            <chart:title svg:x="5.388cm" svg:y="8.024cm" chart:style-name="ch6">
              <text:p>Dimension (NxN)</text:p>
            </chart:title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8:'Unoptimised reference'.J8" chart:label-cell-address="'Unoptimised reference'.B8:'Unoptimised reference'.B8" chart:class="chart:scatter">
            <chart:domain table:cell-range-address="'Unoptimised reference'.C7:'Un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Unoptimised reference'.C7:'Unoptimised reference'.J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8:'Unoptimised reference'.B8</svg:desc>
                </draw:g>
              </table:table-cell>
              <table:table-cell office:value-type="float" office:value="0.173">
                <text:p>0.173</text:p>
                <draw:g>
                  <svg:desc>'Unoptimised reference'.C8:'Unoptimised reference'.J8</svg:desc>
                </draw:g>
              </table:table-cell>
              <table:table-cell office:value-type="float" office:value="0.744">
                <text:p>0.744</text:p>
              </table:table-cell>
              <table:table-cell office:value-type="float" office:value="1.735">
                <text:p>1.735</text:p>
              </table:table-cell>
              <table:table-cell office:value-type="float" office:value="2.82">
                <text:p>2.82</text:p>
              </table:table-cell>
              <table:table-cell office:value-type="float" office:value="4.156">
                <text:p>4.156</text:p>
              </table:table-cell>
              <table:table-cell office:value-type="float" office:value="6.344">
                <text:p>6.344</text:p>
              </table:table-cell>
              <table:table-cell office:value-type="float" office:value="8.498">
                <text:p>8.498</text:p>
              </table:table-cell>
              <table:table-cell office:value-type="float" office:value="10.696">
                <text:p>10.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title svg:x="4.669cm" svg:y="0.316cm" chart:style-name="ch2">
          <text:p>reference_max_iter_versus_time</text:p>
        </chart:title>
        <chart:legend chart:legend-position="end" svg:x="12.369cm" svg:y="4.204cm" style:legend-expansion="high" chart:style-name="ch3"/>
        <chart:plot-area chart:style-name="ch4" table:cell-range-address="'Optimised reference'.B3:'Optimised reference'.I4" chart:data-source-has-labels="column" svg:x="1.331cm" svg:y="1.275cm" svg:width="10.718cm" svg:height="6.57cm">
          <chartooo:coordinate-region svg:x="1.767cm" svg:y="1.474cm" svg:width="9.447cm" svg:height="5.724cm"/>
          <chart:axis chart:dimension="x" chart:name="primary-x" chart:style-name="ch5">
            <chart:title svg:x="6.011cm" svg:y="8.025cm" chart:style-name="ch6">
              <text:p>max_iter</text:p>
            </chart:title>
          </chart:axis>
          <chart:axis chart:dimension="y" chart:name="primary-y" chart:style-name="ch5">
            <chart:title svg:x="0.451cm" svg:y="4.922cm" chart:style-name="ch7">
              <text:p>time</text:p>
            </chart:title>
            <chart:grid chart:style-name="ch8" chart:class="major"/>
          </chart:axis>
          <chart:series chart:style-name="ch9" chart:values-cell-range-address="'Optimised reference'.C4:'Optimised reference'.I4" chart:label-cell-address="'Optimised reference'.B4:'Optimised reference'.B4" chart:class="chart:scatter">
            <chart:domain table:cell-range-address="'Optimised reference'.C3:'Optimised reference'.I3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Optimised reference'.C3:'Optimised reference'.I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'Optimised reference'.B4:'Optimised reference'.B4</svg:desc>
                </draw:g>
              </table:table-cell>
              <table:table-cell office:value-type="float" office:value="0.002">
                <text:p>0.002</text:p>
                <draw:g>
                  <svg:desc>'Optimised reference'.C4:'Optimised reference'.I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13">
                <text:p>0.13</text:p>
              </table:table-cell>
              <table:table-cell office:value-type="float" office:value="0.649">
                <text:p>0.649</text:p>
              </table:table-cell>
              <table:table-cell office:value-type="float" office:value="1.265">
                <text:p>1.265</text:p>
              </table:table-cell>
              <table:table-cell office:value-type="float" office:value="6.052">
                <text:p>6.052</text:p>
              </table:table-cell>
              <table:table-cell office:value-type="float" office:value="12.021">
                <text:p>12.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title svg:x="4.524cm" svg:y="0.316cm" chart:style-name="ch2">
          <text:p>reference_dimension_versus_time</text:p>
        </chart:title>
        <chart:legend chart:legend-position="end" svg:x="12.369cm" svg:y="4.203cm" style:legend-expansion="high" chart:style-name="ch3"/>
        <chart:plot-area chart:style-name="ch4" table:cell-range-address="'Optimised reference'.B6:'Optimised reference'.J7" chart:data-source-has-labels="column" svg:x="1.331cm" svg:y="1.275cm" svg:width="10.718cm" svg:height="6.569cm">
          <chartooo:coordinate-region svg:x="2.058cm" svg:y="1.474cm" svg:width="9.804cm" svg:height="5.723cm"/>
          <chart:axis chart:dimension="x" chart:name="primary-x" chart:style-name="ch5">
            <chart:title svg:x="6.514cm" svg:y="8.024cm" chart:style-name="ch6">
              <text:p>N</text:p>
            </chart:title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'Optimised reference'.C7:'Optimised reference'.J7" chart:label-cell-address="'Optimised reference'.B7:'Optimised reference'.B7" chart:class="chart:scatter">
            <chart:domain table:cell-range-address="'Optimised reference'.C6:'Optimised reference'.J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Optimised reference'.C6:'Optimised reference'.J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'Optimised reference'.B7:'Optimised reference'.B7</svg:desc>
                </draw:g>
              </table:table-cell>
              <table:table-cell office:value-type="float" office:value="0.076">
                <text:p>0.076</text:p>
                <draw:g>
                  <svg:desc>'Optimised reference'.C7:'Optimised reference'.J7</svg:desc>
                </draw:g>
              </table:table-cell>
              <table:table-cell office:value-type="float" office:value="0.277">
                <text:p>0.277</text:p>
              </table:table-cell>
              <table:table-cell office:value-type="float" office:value="0.684">
                <text:p>0.684</text:p>
              </table:table-cell>
              <table:table-cell office:value-type="float" office:value="1.061">
                <text:p>1.061</text:p>
              </table:table-cell>
              <table:table-cell office:value-type="float" office:value="1.663">
                <text:p>1.663</text:p>
              </table:table-cell>
              <table:table-cell office:value-type="float" office:value="2.446">
                <text:p>2.446</text:p>
              </table:table-cell>
              <table:table-cell office:value-type="float" office:value="3.415">
                <text:p>3.415</text:p>
              </table:table-cell>
              <table:table-cell office:value-type="float" office:value="4.443">
                <text:p>4.4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